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312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m cache</text:p>
          </table:table-cell>
          <table:table-cell office:value-type="string">
            <text:p>associatividade</text:p>
          </table:table-cell>
          <table:table-cell table:number-columns-repeated="2"/>
          <table:table-cell office:value-type="string">
            <text:p>Tabela</text:p>
          </table:table-cell>
          <table:table-cell/>
        </table:table-row>
        <table:table-row table:style-name="ro2">
          <table:table-cell office:value-type="float" office:value="16000">
            <text:p>16000</text:p>
          </table:table-cell>
          <table:table-cell table:formula="of:=[.A2]/32" office:value-type="float" office:value="500">
            <text:p>5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E2]/32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formula="of:=[.E2]*2" office:value-type="float" office:value="64">
            <text:p>64</text:p>
          </table:table-cell>
          <table:table-cell table:formula="of:=[.E3]/32" office:value-type="float" office:value="2">
            <text:p>2</text:p>
          </table:table-cell>
        </table:table-row>
        <table:table-row table:style-name="ro2">
          <table:table-cell table:number-columns-repeated="4"/>
          <table:table-cell table:formula="of:=[.E3]*2" office:value-type="float" office:value="128">
            <text:p>128</text:p>
          </table:table-cell>
          <table:table-cell table:formula="of:=[.E4]/32" office:value-type="float" office:value="4">
            <text:p>4</text:p>
          </table:table-cell>
        </table:table-row>
        <table:table-row table:style-name="ro2">
          <table:table-cell table:number-columns-repeated="4"/>
          <table:table-cell table:formula="of:=[.E4]*2" office:value-type="float" office:value="256">
            <text:p>256</text:p>
          </table:table-cell>
          <table:table-cell table:formula="of:=[.E5]/32" office:value-type="float" office:value="8">
            <text:p>8</text:p>
          </table:table-cell>
        </table:table-row>
        <table:table-row table:style-name="ro2">
          <table:table-cell table:number-columns-repeated="4"/>
          <table:table-cell table:formula="of:=[.E5]*2" office:value-type="float" office:value="512">
            <text:p>512</text:p>
          </table:table-cell>
          <table:table-cell table:formula="of:=[.E6]/32" office:value-type="float" office:value="16">
            <text:p>16</text:p>
          </table:table-cell>
        </table:table-row>
        <table:table-row table:style-name="ro2">
          <table:table-cell table:number-columns-repeated="4"/>
          <table:table-cell table:formula="of:=[.E6]*2" office:value-type="float" office:value="1024">
            <text:p>1024</text:p>
          </table:table-cell>
          <table:table-cell table:formula="of:=[.E7]/32" office:value-type="float" office:value="32">
            <text:p>32</text:p>
          </table:table-cell>
        </table:table-row>
        <table:table-row table:style-name="ro2">
          <table:table-cell table:number-columns-repeated="4"/>
          <table:table-cell table:formula="of:=[.E7]*2" office:value-type="float" office:value="2048">
            <text:p>2048</text:p>
          </table:table-cell>
          <table:table-cell table:formula="of:=[.E8]/32" office:value-type="float" office:value="64">
            <text:p>64</text:p>
          </table:table-cell>
        </table:table-row>
        <table:table-row table:style-name="ro2">
          <table:table-cell table:number-columns-repeated="4"/>
          <table:table-cell table:formula="of:=[.E8]*2" office:value-type="float" office:value="4096">
            <text:p>4096</text:p>
          </table:table-cell>
          <table:table-cell table:formula="of:=[.E9]/32" office:value-type="float" office:value="128">
            <text:p>128</text:p>
          </table:table-cell>
        </table:table-row>
        <table:table-row table:style-name="ro2">
          <table:table-cell table:number-columns-repeated="4"/>
          <table:table-cell table:formula="of:=[.E9]*2" office:value-type="float" office:value="8192">
            <text:p>8192</text:p>
          </table:table-cell>
          <table:table-cell table:formula="of:=[.E10]/32" office:value-type="float" office:value="256">
            <text:p>256</text:p>
          </table:table-cell>
        </table:table-row>
        <table:table-row table:style-name="ro2">
          <table:table-cell table:number-columns-repeated="3"/>
          <table:table-cell office:value-type="string">
            <text:p>16k</text:p>
          </table:table-cell>
          <table:table-cell table:formula="of:=[.E10]*2" office:value-type="float" office:value="16384">
            <text:p>16384</text:p>
          </table:table-cell>
          <table:table-cell table:formula="of:=[.E11]/32" office:value-type="float" office:value="512">
            <text:p>512</text:p>
          </table:table-cell>
        </table:table-row>
        <table:table-row table:style-name="ro2">
          <table:table-cell table:number-columns-repeated="3"/>
          <table:table-cell office:value-type="string">
            <text:p>32k</text:p>
          </table:table-cell>
          <table:table-cell table:formula="of:=[.E11]*2" office:value-type="float" office:value="32768">
            <text:p>32768</text:p>
          </table:table-cell>
          <table:table-cell table:formula="of:=[.E12]/32" office:value-type="float" office:value="1024">
            <text:p>1024</text:p>
          </table:table-cell>
        </table:table-row>
        <table:table-row table:style-name="ro2">
          <table:table-cell table:number-columns-repeated="3"/>
          <table:table-cell office:value-type="string">
            <text:p>64k</text:p>
          </table:table-cell>
          <table:table-cell table:formula="of:=[.E12]*2" office:value-type="float" office:value="65536">
            <text:p>65536</text:p>
          </table:table-cell>
          <table:table-cell table:formula="of:=[.E13]/32" office:value-type="float" office:value="2048">
            <text:p>2048</text:p>
          </table:table-cell>
        </table:table-row>
        <table:table-row table:style-name="ro2">
          <table:table-cell table:number-columns-repeated="3"/>
          <table:table-cell office:value-type="string">
            <text:p>128k</text:p>
          </table:table-cell>
          <table:table-cell table:formula="of:=[.E13]*2" office:value-type="float" office:value="131072">
            <text:p>131072</text:p>
          </table:table-cell>
          <table:table-cell table:formula="of:=[.E14]/32" office:value-type="float" office:value="4096">
            <text:p>4096</text:p>
          </table:table-cell>
        </table:table-row>
        <table:table-row table:style-name="ro2">
          <table:table-cell table:number-columns-repeated="3"/>
          <table:table-cell office:value-type="string">
            <text:p>256k</text:p>
          </table:table-cell>
          <table:table-cell table:formula="of:=[.E14]*2" office:value-type="float" office:value="262144">
            <text:p>262144</text:p>
          </table:table-cell>
          <table:table-cell table:formula="of:=[.E15]/32" office:value-type="float" office:value="8192">
            <text:p>8192</text:p>
          </table:table-cell>
        </table:table-row>
        <table:table-row table:style-name="ro2">
          <table:table-cell table:number-columns-repeated="3"/>
          <table:table-cell office:value-type="string">
            <text:p>512k</text:p>
          </table:table-cell>
          <table:table-cell table:formula="of:=[.E15]*2" office:value-type="float" office:value="524288">
            <text:p>524288</text:p>
          </table:table-cell>
          <table:table-cell table:formula="of:=[.E16]/32" office:value-type="float" office:value="16384">
            <text:p>16384</text:p>
          </table:table-cell>
        </table:table-row>
        <table:table-row table:style-name="ro2">
          <table:table-cell table:number-columns-repeated="3"/>
          <table:table-cell office:value-type="string">
            <text:p>1M</text:p>
          </table:table-cell>
          <table:table-cell table:formula="of:=[.E16]*2" office:value-type="float" office:value="1048576">
            <text:p>1048576</text:p>
          </table:table-cell>
          <table:table-cell table:formula="of:=[.E17]/32" office:value-type="float" office:value="32768">
            <text:p>32768</text:p>
          </table:table-cell>
        </table:table-row>
        <table:table-row table:style-name="ro2">
          <table:table-cell table:number-columns-repeated="3"/>
          <table:table-cell office:value-type="string">
            <text:p>2M</text:p>
          </table:table-cell>
          <table:table-cell table:formula="of:=[.E17]*2" office:value-type="float" office:value="2097152">
            <text:p>2097152</text:p>
          </table:table-cell>
          <table:table-cell table:formula="of:=[.E18]/32" office:value-type="float" office:value="65536">
            <text:p>65536</text:p>
          </table:table-cell>
        </table:table-row>
        <table:table-row table:style-name="ro2">
          <table:table-cell table:number-columns-repeated="3"/>
          <table:table-cell office:value-type="string">
            <text:p>4M</text:p>
          </table:table-cell>
          <table:table-cell table:formula="of:=[.E18]*2" office:value-type="float" office:value="4194304">
            <text:p>4194304</text:p>
          </table:table-cell>
          <table:table-cell table:formula="of:=[.E19]/32" office:value-type="float" office:value="131072">
            <text:p>131072</text:p>
          </table:table-cell>
        </table:table-row>
        <table:table-row table:style-name="ro2">
          <table:table-cell table:number-columns-repeated="3"/>
          <table:table-cell office:value-type="string">
            <text:p>8M</text:p>
          </table:table-cell>
          <table:table-cell table:formula="of:=[.E19]*2" office:value-type="float" office:value="8388608">
            <text:p>8388608</text:p>
          </table:table-cell>
          <table:table-cell table:formula="of:=[.E20]/32" office:value-type="float" office:value="262144">
            <text:p>262144</text:p>
          </table:table-cell>
        </table:table-row>
      </table:table>
      <table:table table:name="grafico politicas" table:style-name="ta1" table:print="false">
        <table:shapes>
          <draw:frame draw:z-index="0" draw:style-name="gr1" svg:width="6.2736in" svg:height="3.2965in" svg:x="3.7055in" svg:y="3.1811in">
            <draw:object draw:notify-on-update-of-ranges="'grafico politicas'.B2:'grafico politicas'.B11 'grafico politicas'.A17:'grafico politicas'.A17 'grafico politicas'.C14:'grafico politicas'.C23 'grafico politicas'.A65:'grafico politicas'.A65 'grafico politicas'.C62:'grafico politicas'.C71 'grafico politicas'.A5:'grafico politicas'.A5 'grafico politicas'.C2:'grafico politicas'.C11 'grafico politicas'.A53:'grafico politicas'.A53 'grafico politicas'.C50:'grafico politicas'.C59 'grafico politicas'.A77:'grafico politicas'.A77 'grafico politicas'.C74:'grafico politicas'.C83 'grafico politicas'.A89:'grafico politicas'.A89 'grafico politicas'.C86:'grafico politicas'.C9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475">
            <text:p>0.0475</text:p>
          </table:table-cell>
        </table:table-row>
        <table:table-row table:style-name="ro2">
          <table:table-cell office:value-type="string">
            <text:p>LRU write-back write-alloc</text:p>
          </table:table-cell>
          <table:table-cell office:value-type="float" office:value="8">
            <text:p>8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464">
            <text:p>0.0464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9">
            <text:p>0.059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FIFO Write-back write-alloc</text:p>
          </table:table-cell>
          <table:table-cell office:value-type="float" office:value="8">
            <text:p>8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1">
            <text:p>0.061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8">
            <text:p>0.061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table:formula="of:=[.B39]+[.C39]" office:value-type="float" office:value="0.1882">
            <text:p>0.188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table:formula="of:=[.B40]+[.C40]" office:value-type="float" office:value="0.1757">
            <text:p>0.1757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table:formula="of:=[.B41]+[.C41]" office:value-type="float" office:value="0.1692">
            <text:p>0.1692</text:p>
          </table:table-cell>
        </table:table-row>
        <table:table-row table:style-name="ro2">
          <table:table-cell office:value-type="string">
            <text:p>LRU Write-Back write-alloc</text:p>
          </table:table-cell>
          <table:table-cell office:value-type="float" office:value="8">
            <text:p>8</text:p>
          </table:table-cell>
          <table:table-cell table:formula="of:=[.B42]+[.C42]" office:value-type="float" office:value="0.1707">
            <text:p>0.1707</text:p>
          </table:table-cell>
        </table:table-row>
        <table:table-row table:style-name="ro2">
          <table:table-cell office:value-type="string">
            <text:p>Cache de dados e instrucao</text:p>
          </table:table-cell>
          <table:table-cell office:value-type="float" office:value="16">
            <text:p>16</text:p>
          </table:table-cell>
          <table:table-cell table:formula="of:=[.C43]+[.B43]" office:value-type="float" office:value="0.1689">
            <text:p>0.168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C44]+[.B44]" office:value-type="float" office:value="0.1682">
            <text:p>0.168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C45]+[.B45]" office:value-type="float" office:value="0.1684">
            <text:p>0.1684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table:formula="of:=[.C46]+[.B46]" office:value-type="float" office:value="0.1637">
            <text:p>0.163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table:formula="of:=[.C47]+[.B47]" office:value-type="float" office:value="0.1632">
            <text:p>0.1632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ins</text:p>
          </table:table-cell>
          <table:table-cell office:value-type="string">
            <text:p>dat</text:p>
          </table:table-cell>
        </table:table-row>
        <table:table-row table:style-name="ro2">
          <table:table-cell/>
          <table:table-cell office:value-type="float" office:value="0.0224">
            <text:p>0.0224</text:p>
          </table:table-cell>
          <table:table-cell office:value-type="float" office:value="0.1658">
            <text:p>0.1658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7">
            <text:p>0.146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82">
            <text:p>0.148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4">
            <text:p>0.1464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7">
            <text:p>0.145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9">
            <text:p>0.1459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12">
            <text:p>0.141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07">
            <text:p>0.14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LRU Write-thorugh write-alloc</text:p>
          </table:table-cell>
          <table:table-cell office:value-type="float" office:value="8">
            <text:p>8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556">
            <text:p>0.05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ch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614">
            <text:p>0.0614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string">
            <text:p>Random Write-Back write-alloc</text:p>
          </table:table-cell>
          <table:table-cell office:value-type="float" office:value="8">
            <text:p>8</text:p>
          </table:table-cell>
          <table:table-cell office:value-type="float" office:value="0.0608">
            <text:p>0.060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2">
            <text:p>0.0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19">
            <text:p>0.0619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7">
            <text:p>0.061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7">
            <text:p>0.061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ch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898">
            <text:p>0.0898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805">
            <text:p>0.0805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805">
            <text:p>0.0805</text:p>
          </table:table-cell>
        </table:table-row>
        <table:table-row table:style-name="ro2">
          <table:table-cell office:value-type="string">
            <text:p>LRU Write-Back no write-alloc</text:p>
          </table:table-cell>
          <table:table-cell office:value-type="float" office:value="8">
            <text:p>8</text:p>
          </table:table-cell>
          <table:table-cell office:value-type="float" office:value="0.0796">
            <text:p>0.079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808">
            <text:p>0.080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801">
            <text:p>0.0801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801">
            <text:p>0.080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ch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898">
            <text:p>0.0898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805">
            <text:p>0.0805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805">
            <text:p>0.0805</text:p>
          </table:table-cell>
        </table:table-row>
        <table:table-row table:style-name="ro2">
          <table:table-cell office:value-type="string">
            <text:p>LRU Write-through no write-alloc</text:p>
          </table:table-cell>
          <table:table-cell office:value-type="float" office:value="8">
            <text:p>8</text:p>
          </table:table-cell>
          <table:table-cell office:value-type="float" office:value="0.0796">
            <text:p>0.079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808">
            <text:p>0.080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801">
            <text:p>0.0801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801">
            <text:p>0.0801</text:p>
          </table:table-cell>
        </table:table-row>
      </table:table>
      <table:table table:name="Sheet4" table:style-name="ta1" table:print="false">
        <table:shapes>
          <draw:frame draw:z-index="0" draw:style-name="gr1" svg:width="5.9154in" svg:height="3.3213in" svg:x="3.9315in" svg:y="1.0102in">
            <draw:object draw:notify-on-update-of-ranges="Sheet4.C51:Sheet4.C58 Sheet4.B51:Sheet4.B51 Sheet4.D51:Sheet4.D58 Sheet4.B42:Sheet4.B42 Sheet4.D42:Sheet4.D49 Sheet4.B31:Sheet4.B31 Sheet4.D31:Sheet4.D38 Sheet4.B24:Sheet4.B24 Sheet4.D24:Sheet4.D29 Sheet4.B19:Sheet4.B19 Sheet4.D18:Sheet4.D23 Sheet4.B13:Sheet4.B13 Sheet4.D13:Sheet4.D17 Sheet4.B8:Sheet4.B8 Sheet4.D8:Sheet4.D11 Sheet4.B5:Sheet4.B5 Sheet4.D5:Sheet4.D7 Sheet4.B3:Sheet4.B3 Sheet4.D3:Sheet4.D4 Sheet4.B2:Sheet4.B2 Sheet4.D2:Sheet4.D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 office:value-type="string">
            <text:p>Tamanho</text:p>
          </table:table-cell>
          <table:table-cell office:value-type="string">
            <text:p>Associativdade</text:p>
          </table:table-cell>
          <table:table-cell office:value-type="string">
            <text:p>Tamanho bloco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0.0318">
            <text:p>0.031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table:number-columns-repeated="2" office:value-type="float" office:value="128">
            <text:p>128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table:number-columns-repeated="2"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number-columns-repeated="2"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0321">
            <text:p>0.032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032">
            <text:p>0.03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0.0198">
            <text:p>0.019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6">
            <text:p>0.0316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219">
            <text:p>0.0219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548">
            <text:p>0.0548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543">
            <text:p>0.0543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78">
            <text:p>0.07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48">
            <text:p>0.04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284">
            <text:p>0.028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353">
            <text:p>0.035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534">
            <text:p>0.0534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209">
            <text:p>0.209</text:p>
          </table:table-cell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m </text:p>
          </table:table-cell>
          <table:table-cell office:value-type="string">
            <text:p>associtividade</text:p>
          </table:table-cell>
          <table:table-cell office:value-type="string">
            <text:p>dados</text:p>
          </table:table-cell>
          <table:table-cell/>
          <table:table-cell office:value-type="string">
            <text:p>instrucao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]/32" office:value-type="float" office:value="1">
            <text:p>1</text:p>
          </table:table-cell>
          <table:table-cell table:formula="of:=[.$A$11]-[.A2]" office:value-type="float" office:value="16352">
            <text:p>16352</text:p>
          </table:table-cell>
          <table:table-cell table:formula="of:=[.C2]/32" office:value-type="float" office:value="511">
            <text:p>511</text:p>
          </table:table-cell>
          <table:table-cell table:formula="of:=[.A2]" office:value-type="float" office:value="32">
            <text:p>32</text:p>
          </table:table-cell>
        </table:table-row>
        <table:table-row table:style-name="ro2">
          <table:table-cell table:formula="of:=[.A2]*2" office:value-type="float" office:value="64">
            <text:p>64</text:p>
          </table:table-cell>
          <table:table-cell table:formula="of:=[.A3]/32" office:value-type="float" office:value="2">
            <text:p>2</text:p>
          </table:table-cell>
          <table:table-cell table:formula="of:=[.$A$11]-[.A3]" office:value-type="float" office:value="16320">
            <text:p>16320</text:p>
          </table:table-cell>
          <table:table-cell table:formula="of:=[.C3]/32" office:value-type="float" office:value="510">
            <text:p>510</text:p>
          </table:table-cell>
          <table:table-cell table:formula="of:=[.A3]" office:value-type="float" office:value="64">
            <text:p>64</text:p>
          </table:table-cell>
        </table:table-row>
        <table:table-row table:style-name="ro2">
          <table:table-cell table:formula="of:=[.A3]*2" office:value-type="float" office:value="128">
            <text:p>128</text:p>
          </table:table-cell>
          <table:table-cell table:formula="of:=[.A4]/32" office:value-type="float" office:value="4">
            <text:p>4</text:p>
          </table:table-cell>
          <table:table-cell table:formula="of:=[.$A$11]-[.A4]" office:value-type="float" office:value="16256">
            <text:p>16256</text:p>
          </table:table-cell>
          <table:table-cell table:formula="of:=[.C4]/32" office:value-type="float" office:value="508">
            <text:p>508</text:p>
          </table:table-cell>
          <table:table-cell table:formula="of:=[.A4]" office:value-type="float" office:value="128">
            <text:p>128</text:p>
          </table:table-cell>
        </table:table-row>
        <table:table-row table:style-name="ro2">
          <table:table-cell table:formula="of:=[.A4]*2" office:value-type="float" office:value="256">
            <text:p>256</text:p>
          </table:table-cell>
          <table:table-cell table:formula="of:=[.A5]/32" office:value-type="float" office:value="8">
            <text:p>8</text:p>
          </table:table-cell>
          <table:table-cell table:formula="of:=[.$A$11]-[.A5]" office:value-type="float" office:value="16128">
            <text:p>16128</text:p>
          </table:table-cell>
          <table:table-cell table:formula="of:=[.C5]/32" office:value-type="float" office:value="504">
            <text:p>504</text:p>
          </table:table-cell>
          <table:table-cell table:formula="of:=[.A5]" office:value-type="float" office:value="256">
            <text:p>256</text:p>
          </table:table-cell>
        </table:table-row>
        <table:table-row table:style-name="ro2">
          <table:table-cell table:formula="of:=[.A5]*2" office:value-type="float" office:value="512">
            <text:p>512</text:p>
          </table:table-cell>
          <table:table-cell table:formula="of:=[.A6]/32" office:value-type="float" office:value="16">
            <text:p>16</text:p>
          </table:table-cell>
          <table:table-cell table:formula="of:=[.$A$11]-[.A6]" office:value-type="float" office:value="15872">
            <text:p>15872</text:p>
          </table:table-cell>
          <table:table-cell table:formula="of:=[.C6]/32" office:value-type="float" office:value="496">
            <text:p>496</text:p>
          </table:table-cell>
          <table:table-cell table:formula="of:=[.A6]" office:value-type="float" office:value="512">
            <text:p>512</text:p>
          </table:table-cell>
        </table:table-row>
        <table:table-row table:style-name="ro2">
          <table:table-cell table:formula="of:=[.A6]*2" office:value-type="float" office:value="1024">
            <text:p>1024</text:p>
          </table:table-cell>
          <table:table-cell table:formula="of:=[.A7]/32" office:value-type="float" office:value="32">
            <text:p>32</text:p>
          </table:table-cell>
          <table:table-cell table:formula="of:=[.$A$11]-[.A7]" office:value-type="float" office:value="15360">
            <text:p>15360</text:p>
          </table:table-cell>
          <table:table-cell table:formula="of:=[.C7]/32" office:value-type="float" office:value="480">
            <text:p>480</text:p>
          </table:table-cell>
          <table:table-cell table:formula="of:=[.A7]" office:value-type="float" office:value="1024">
            <text:p>1024</text:p>
          </table:table-cell>
        </table:table-row>
        <table:table-row table:style-name="ro2">
          <table:table-cell table:formula="of:=[.A7]*2" office:value-type="float" office:value="2048">
            <text:p>2048</text:p>
          </table:table-cell>
          <table:table-cell table:formula="of:=[.A8]/32" office:value-type="float" office:value="64">
            <text:p>64</text:p>
          </table:table-cell>
          <table:table-cell table:formula="of:=[.$A$11]-[.A8]" office:value-type="float" office:value="14336">
            <text:p>14336</text:p>
          </table:table-cell>
          <table:table-cell table:formula="of:=[.C8]/32" office:value-type="float" office:value="448">
            <text:p>448</text:p>
          </table:table-cell>
          <table:table-cell table:formula="of:=[.A8]" office:value-type="float" office:value="2048">
            <text:p>2048</text:p>
          </table:table-cell>
        </table:table-row>
        <table:table-row table:style-name="ro2">
          <table:table-cell table:formula="of:=[.A8]*2" office:value-type="float" office:value="4096">
            <text:p>4096</text:p>
          </table:table-cell>
          <table:table-cell table:formula="of:=[.A9]/32" office:value-type="float" office:value="128">
            <text:p>128</text:p>
          </table:table-cell>
          <table:table-cell table:formula="of:=[.$A$11]-[.A9]" office:value-type="float" office:value="12288">
            <text:p>12288</text:p>
          </table:table-cell>
          <table:table-cell table:formula="of:=[.C9]/32" office:value-type="float" office:value="384">
            <text:p>384</text:p>
          </table:table-cell>
          <table:table-cell table:formula="of:=[.A9]" office:value-type="float" office:value="4096">
            <text:p>4096</text:p>
          </table:table-cell>
        </table:table-row>
        <table:table-row table:style-name="ro2">
          <table:table-cell table:formula="of:=[.A9]*2" office:value-type="float" office:value="8192">
            <text:p>8192</text:p>
          </table:table-cell>
          <table:table-cell table:formula="of:=[.A10]/32" office:value-type="float" office:value="256">
            <text:p>256</text:p>
          </table:table-cell>
          <table:table-cell table:formula="of:=[.$A$11]-[.A10]" office:value-type="float" office:value="8192">
            <text:p>8192</text:p>
          </table:table-cell>
          <table:table-cell table:formula="of:=[.C10]/32" office:value-type="float" office:value="256">
            <text:p>256</text:p>
          </table:table-cell>
          <table:table-cell table:formula="of:=[.A10]" office:value-type="float" office:value="8192">
            <text:p>8192</text:p>
          </table:table-cell>
        </table:table-row>
        <table:table-row table:style-name="ro2">
          <table:table-cell table:formula="of:=[.A10]*2" office:value-type="float" office:value="16384">
            <text:p>16384</text:p>
          </table:table-cell>
          <table:table-cell table:formula="of:=[.A11]/32" office:value-type="float" office:value="512">
            <text:p>512</text:p>
          </table:table-cell>
          <table:table-cell table:formula="of:=[.$A$11]-[.A11]" office:value-type="float" office:value="0">
            <text:p>0</text:p>
          </table:table-cell>
          <table:table-cell table:formula="of:=[.C11]/32" office:value-type="float" office:value="0">
            <text:p>0</text:p>
          </table:table-cell>
          <table:table-cell table:formula="of:=[.A11]" office:value-type="float" office:value="16384">
            <text:p>16384</text:p>
          </table:table-cell>
        </table:table-row>
        <table:table-row table:style-name="ro2">
          <table:table-cell table:formula="of:=[.A11]*2" office:value-type="float" office:value="32768">
            <text:p>32768</text:p>
          </table:table-cell>
          <table:table-cell table:formula="of:=[.A12]/32" office:value-type="float" office:value="1024">
            <text:p>1024</text:p>
          </table:table-cell>
          <table:table-cell table:number-columns-repeated="3"/>
        </table:table-row>
        <table:table-row table:style-name="ro2">
          <table:table-cell table:formula="of:=[.A12]*2" office:value-type="float" office:value="65536">
            <text:p>65536</text:p>
          </table:table-cell>
          <table:table-cell table:formula="of:=[.A13]/32" office:value-type="float" office:value="2048">
            <text:p>2048</text:p>
          </table:table-cell>
          <table:table-cell table:number-columns-repeated="3"/>
        </table:table-row>
      </table:table>
      <table:table table:name="data e instrucao" table:style-name="ta1" table:print="false">
        <table:shapes>
          <draw:frame draw:z-index="0" draw:style-name="gr1" svg:width="5.9248in" svg:height="3.3362in" svg:x="6.2638in" svg:y="0.4547in">
            <draw:object draw:notify-on-update-of-ranges="'data e instrucao'.C2:'data e instrucao'.C14 'data e instrucao'.B2:'data e instrucao'.B2 'data e instrucao'.D2:'data e instrucao'.D14 'data e instrucao'.B17:'data e instrucao'.B17 'data e instrucao'.D16:'data e instrucao'.D28 'data e instrucao'.B30:'data e instrucao'.B30 'data e instrucao'.D30:'data e instrucao'.D42 'data e instrucao'.B44:'data e instrucao'.B44 'data e instrucao'.D44:'data e instrucao'.D55 'data e instrucao'.B57:'data e instrucao'.B57 'data e instrucao'.D57:'data e instrucao'.D67 'data e instrucao'.B69:'data e instrucao'.B69 'data e instrucao'.D69:'data e instrucao'.D78 'data e instrucao'.B80:'data e instrucao'.B80 'data e instrucao'.D80:'data e instrucao'.D88 'data e instrucao'.B92:'data e instrucao'.B92 'data e instrucao'.D92:'data e instrucao'.D99 'data e instrucao'.B101:'data e instrucao'.B101 'data e instrucao'.D101:'data e instrucao'.D107 'data e instrucao'.B109:'data e instrucao'.B109 'data e instrucao'.D109:'data e instrucao'.D1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1874in" svg:height="3.4843in" svg:x="5.0921in" svg:y="4.1673in">
            <draw:object draw:notify-on-update-of-ranges="'data e instrucao'.C2:'data e instrucao'.C14 'data e instrucao'.B2:'data e instrucao'.B2 'data e instrucao'.E2:'data e instrucao'.E14 'data e instrucao'.B17:'data e instrucao'.B17 'data e instrucao'.E16:'data e instrucao'.E28 'data e instrucao'.B30:'data e instrucao'.B30 'data e instrucao'.E30:'data e instrucao'.E42 'data e instrucao'.B44:'data e instrucao'.B44 'data e instrucao'.E44:'data e instrucao'.E55 'data e instrucao'.B57:'data e instrucao'.B57 'data e instrucao'.E57:'data e instrucao'.E67 'data e instrucao'.B69:'data e instrucao'.B69 'data e instrucao'.E69:'data e instrucao'.E78 'data e instrucao'.B80:'data e instrucao'.B80 'data e instrucao'.E80:'data e instrucao'.E88 'data e instrucao'.B92:'data e instrucao'.B92 'data e instrucao'.E92:'data e instrucao'.E99 'data e instrucao'.B101:'data e instrucao'.B101 'data e instrucao'.E101:'data e instrucao'.E107 'data e instrucao'.B109:'data e instrucao'.B109 'data e instrucao'.E109:'data e instrucao'.E1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Associativdade</text:p>
          </table:table-cell>
          <table:table-cell office:value-type="string">
            <text:p>Tamanho bloco</text:p>
          </table:table-cell>
          <table:table-cell office:value-type="string">
            <text:p>Miss rate Instrucao </text:p>
          </table:table-cell>
          <table:table-cell office:value-type="string">
            <text:p>Miss rate data</text:p>
          </table:table-cell>
        </table:table-row>
        <table:table-row table:style-name="ro2">
          <table:table-cell office:value-type="string">
            <text:p>8k</text:p>
          </table:table-cell>
          <table:table-cell table:number-columns-repeated="2" office:value-type="float" office:value="1">
            <text:p>1</text:p>
          </table:table-cell>
          <table:table-cell office:value-type="float" office:value="0.1926">
            <text:p>0.1926</text:p>
          </table:table-cell>
          <table:table-cell office:value-type="float" office:value="0.1976">
            <text:p>0.197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926">
            <text:p>0.1926</text:p>
          </table:table-cell>
          <table:table-cell office:value-type="float" office:value="0.1976">
            <text:p>0.197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1926">
            <text:p>0.1926</text:p>
          </table:table-cell>
          <table:table-cell office:value-type="float" office:value="0.1976">
            <text:p>0.197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0963">
            <text:p>0.0963</text:p>
          </table:table-cell>
          <table:table-cell office:value-type="float" office:value="0.1988">
            <text:p>0.1988</text:p>
          </table:table-cell>
        </table:table-row>
        <table:table-row table:style-name="ro2">
          <table:table-cell table:formula="of:=MIN([.E2:.E114])" office:value-type="float" office:value="0.0122">
            <text:p>0.0122</text:p>
          </table:table-cell>
          <table:table-cell/>
          <table:table-cell office:value-type="float" office:value="16">
            <text:p>16</text:p>
          </table:table-cell>
          <table:table-cell office:value-type="float" office:value="0.0483">
            <text:p>0.0483</text:p>
          </table:table-cell>
          <table:table-cell office:value-type="float" office:value="0.1108">
            <text:p>0.1108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242">
            <text:p>0.0242</text:p>
          </table:table-cell>
          <table:table-cell office:value-type="float" office:value="0.0654">
            <text:p>0.0654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22">
            <text:p>0.0122</text:p>
          </table:table-cell>
          <table:table-cell office:value-type="float" office:value="0.0441">
            <text:p>0.0441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62">
            <text:p>0.0062</text:p>
          </table:table-cell>
          <table:table-cell office:value-type="float" office:value="0.0363">
            <text:p>0.036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32">
            <text:p>0.0032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17">
            <text:p>0.0017</text:p>
          </table:table-cell>
          <table:table-cell office:value-type="float" office:value="0.0497">
            <text:p>0.0497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01">
            <text:p>0.001</text:p>
          </table:table-cell>
          <table:table-cell office:value-type="float" office:value="0.0714">
            <text:p>0.0714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006">
            <text:p>0.0006</text:p>
          </table:table-cell>
          <table:table-cell office:value-type="float" office:value="0.1122">
            <text:p>0.1122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004">
            <text:p>0.0004</text:p>
          </table:table-cell>
          <table:table-cell office:value-type="float" office:value="0.1541">
            <text:p>0.154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19">
            <text:p>0.2519</text:p>
          </table:table-cell>
          <table:table-cell office:value-type="float" office:value="0.1376">
            <text:p>0.1376</text:p>
          </table:table-cell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office:value-type="float" office:value="0.2519">
            <text:p>0.2519</text:p>
          </table:table-cell>
          <table:table-cell office:value-type="float" office:value="0.1376">
            <text:p>0.137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519">
            <text:p>0.2519</text:p>
          </table:table-cell>
          <table:table-cell office:value-type="float" office:value="0.1376">
            <text:p>0.137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26">
            <text:p>0.126</text:p>
          </table:table-cell>
          <table:table-cell office:value-type="float" office:value="0.1378">
            <text:p>0.1378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632">
            <text:p>0.0632</text:p>
          </table:table-cell>
          <table:table-cell office:value-type="float" office:value="0.0704">
            <text:p>0.070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17">
            <text:p>0.0317</text:p>
          </table:table-cell>
          <table:table-cell office:value-type="float" office:value="0.0369">
            <text:p>0.0369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6">
            <text:p>0.016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81">
            <text:p>0.0081</text:p>
          </table:table-cell>
          <table:table-cell office:value-type="float" office:value="0.0162">
            <text:p>0.0162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42">
            <text:p>0.0042</text:p>
          </table:table-cell>
          <table:table-cell office:value-type="float" office:value="0.0226">
            <text:p>0.0226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22">
            <text:p>0.0022</text:p>
          </table:table-cell>
          <table:table-cell office:value-type="float" office:value="0.0269">
            <text:p>0.0269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012">
            <text:p>0.0012</text:p>
          </table:table-cell>
          <table:table-cell office:value-type="float" office:value="0.0319">
            <text:p>0.0319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006">
            <text:p>0.0006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004">
            <text:p>0.0004</text:p>
          </table:table-cell>
          <table:table-cell office:value-type="float" office:value="0.113">
            <text:p>0.11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698">
            <text:p>0.2698</text:p>
          </table:table-cell>
          <table:table-cell office:value-type="float" office:value="0.1302">
            <text:p>0.130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698">
            <text:p>0.2698</text:p>
          </table:table-cell>
          <table:table-cell office:value-type="float" office:value="0.1302">
            <text:p>0.1302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698">
            <text:p>0.2698</text:p>
          </table:table-cell>
          <table:table-cell office:value-type="float" office:value="0.1302">
            <text:p>0.1302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35">
            <text:p>0.135</text:p>
          </table:table-cell>
          <table:table-cell office:value-type="float" office:value="0.1302">
            <text:p>0.1302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676">
            <text:p>0.0676</text:p>
          </table:table-cell>
          <table:table-cell office:value-type="float" office:value="0.0658">
            <text:p>0.0658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39">
            <text:p>0.0339</text:p>
          </table:table-cell>
          <table:table-cell office:value-type="float" office:value="0.0338">
            <text:p>0.0338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71">
            <text:p>0.0171</text:p>
          </table:table-cell>
          <table:table-cell office:value-type="float" office:value="0.0178">
            <text:p>0.017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86">
            <text:p>0.0086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45">
            <text:p>0.0045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24">
            <text:p>0.0024</text:p>
          </table:table-cell>
          <table:table-cell office:value-type="float" office:value="0.0245">
            <text:p>0.0245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013">
            <text:p>0.0013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007">
            <text:p>0.0007</text:p>
          </table:table-cell>
          <table:table-cell office:value-type="float" office:value="0.0338">
            <text:p>0.0338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004">
            <text:p>0.0004</text:p>
          </table:table-cell>
          <table:table-cell office:value-type="float" office:value="0.0871">
            <text:p>0.08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843">
            <text:p>0.2843</text:p>
          </table:table-cell>
          <table:table-cell office:value-type="float" office:value="0.1283">
            <text:p>0.1283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843">
            <text:p>0.2843</text:p>
          </table:table-cell>
          <table:table-cell office:value-type="float" office:value="0.1283">
            <text:p>0.1283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843">
            <text:p>0.2843</text:p>
          </table:table-cell>
          <table:table-cell office:value-type="float" office:value="0.1283">
            <text:p>0.1283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22">
            <text:p>0.1422</text:p>
          </table:table-cell>
          <table:table-cell office:value-type="float" office:value="0.1283">
            <text:p>0.1283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13">
            <text:p>0.0713</text:p>
          </table:table-cell>
          <table:table-cell office:value-type="float" office:value="0.0646">
            <text:p>0.0646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57">
            <text:p>0.0357</text:p>
          </table:table-cell>
          <table:table-cell office:value-type="float" office:value="0.0328">
            <text:p>0.0328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8">
            <text:p>0.018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91">
            <text:p>0.0091</text:p>
          </table:table-cell>
          <table:table-cell office:value-type="float" office:value="0.0132">
            <text:p>0.0132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47">
            <text:p>0.0047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25">
            <text:p>0.0025</text:p>
          </table:table-cell>
          <table:table-cell office:value-type="float" office:value="0.0244">
            <text:p>0.0244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013">
            <text:p>0.0013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007">
            <text:p>0.0007</text:p>
          </table:table-cell>
          <table:table-cell office:value-type="float" office:value="0.0295">
            <text:p>0.029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981">
            <text:p>0.2981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981">
            <text:p>0.2981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981">
            <text:p>0.2981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91">
            <text:p>0.1491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46">
            <text:p>0.0746</text:p>
          </table:table-cell>
          <table:table-cell office:value-type="float" office:value="0.0644">
            <text:p>0.064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74">
            <text:p>0.0374</text:p>
          </table:table-cell>
          <table:table-cell office:value-type="float" office:value="0.0326">
            <text:p>0.0326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88">
            <text:p>0.0188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94">
            <text:p>0.0094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48">
            <text:p>0.0048</text:p>
          </table:table-cell>
          <table:table-cell office:value-type="float" office:value="0.0277">
            <text:p>0.0277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25">
            <text:p>0.0025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013">
            <text:p>0.0013</text:p>
          </table:table-cell>
          <table:table-cell office:value-type="float" office:value="0.0247">
            <text:p>0.024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89">
            <text:p>0.1489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45">
            <text:p>0.0745</text:p>
          </table:table-cell>
          <table:table-cell office:value-type="float" office:value="0.0644">
            <text:p>0.064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73">
            <text:p>0.0373</text:p>
          </table:table-cell>
          <table:table-cell office:value-type="float" office:value="0.0326">
            <text:p>0.0326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87">
            <text:p>0.0187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94">
            <text:p>0.0094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48">
            <text:p>0.0048</text:p>
          </table:table-cell>
          <table:table-cell office:value-type="float" office:value="0.0279">
            <text:p>0.0279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25">
            <text:p>0.0025</text:p>
          </table:table-cell>
          <table:table-cell office:value-type="float" office:value="0.0242">
            <text:p>0.024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89">
            <text:p>0.1489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45">
            <text:p>0.0745</text:p>
          </table:table-cell>
          <table:table-cell office:value-type="float" office:value="0.0644">
            <text:p>0.064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73">
            <text:p>0.0373</text:p>
          </table:table-cell>
          <table:table-cell office:value-type="float" office:value="0.0326">
            <text:p>0.0326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87">
            <text:p>0.0187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94">
            <text:p>0.0094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49">
            <text:p>0.0049</text:p>
          </table:table-cell>
          <table:table-cell office:value-type="float" office:value="0.0279">
            <text:p>0.0279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89">
            <text:p>0.1489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45">
            <text:p>0.0745</text:p>
          </table:table-cell>
          <table:table-cell office:value-type="float" office:value="0.0644">
            <text:p>0.064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73">
            <text:p>0.0373</text:p>
          </table:table-cell>
          <table:table-cell office:value-type="float" office:value="0.0326">
            <text:p>0.0326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87">
            <text:p>0.0187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94">
            <text:p>0.0094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89">
            <text:p>0.1489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45">
            <text:p>0.0745</text:p>
          </table:table-cell>
          <table:table-cell office:value-type="float" office:value="0.0644">
            <text:p>0.064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73">
            <text:p>0.0373</text:p>
          </table:table-cell>
          <table:table-cell office:value-type="float" office:value="0.0326">
            <text:p>0.0326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187">
            <text:p>0.0187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2977">
            <text:p>0.2977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1489">
            <text:p>0.1489</text:p>
          </table:table-cell>
          <table:table-cell office:value-type="float" office:value="0.1281">
            <text:p>0.128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745">
            <text:p>0.0745</text:p>
          </table:table-cell>
          <table:table-cell office:value-type="float" office:value="0.0644">
            <text:p>0.0644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373">
            <text:p>0.0373</text:p>
          </table:table-cell>
          <table:table-cell office:value-type="float" office:value="0.0326">
            <text:p>0.03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06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0:28:51</meta:creation-date>
    <meta:editing-duration>PT6H19M36S</meta:editing-duration>
    <meta:editing-cycles>18</meta:editing-cycles>
    <meta:generator>OpenOffice.org/3.3$Linux OpenOffice.org_project/330m20$Build-9567</meta:generator>
    <meta:initial-creator>Tiago Silva</meta:initial-creator>
    <dc:date>2011-02-28T06:59:42</dc:date>
    <dc:creator>Tiago Silva</dc:creator>
    <meta:document-statistic meta:table-count="5" meta:cell-count="7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5cm" svg:height="8.475cm" xlink:href=".." xlink:type="simple" chart:class="chart:line" chart:style-name="ch1">
        <chart:title svg:x="5.457cm" svg:y="0.305cm" chart:style-name="ch2">
          <text:p>Cache de instrução </text:p>
        </chart:title>
        <chart:subtitle svg:x="5.708cm" svg:y="1.253cm" chart:style-name="ch3">
          <text:p>16k LRU write-Back</text:p>
        </chart:subtitle>
        <chart:legend chart:legend-position="end" svg:x="13.685cm" svg:y="1.917cm" chart:style-name="ch4"/>
        <chart:plot-area chart:style-name="ch5" table:cell-range-address="'data e instrucao'.C2:'data e instrucao'.D14 'data e instrucao'.B2:'data e instrucao'.B2 'data e instrucao'.B17:'data e instrucao'.B17 'data e instrucao'.D16:'data e instrucao'.D28 'data e instrucao'.B30:'data e instrucao'.B30 'data e instrucao'.D30:'data e instrucao'.D42 'data e instrucao'.B44:'data e instrucao'.B44 'data e instrucao'.D44:'data e instrucao'.D55 'data e instrucao'.B57:'data e instrucao'.B57 'data e instrucao'.D57:'data e instrucao'.D67 'data e instrucao'.B69:'data e instrucao'.B69 'data e instrucao'.D69:'data e instrucao'.D78 'data e instrucao'.B80:'data e instrucao'.B80 'data e instrucao'.D80:'data e instrucao'.D88 'data e instrucao'.B92:'data e instrucao'.B92 'data e instrucao'.D92:'data e instrucao'.D99 'data e instrucao'.B101:'data e instrucao'.B101 'data e instrucao'.D101:'data e instrucao'.D107 'data e instrucao'.B109:'data e instrucao'.B109 'data e instrucao'.D109:'data e instrucao'.D114" chart:data-source-has-labels="both" svg:x="1.312cm" svg:y="2.274cm" svg:width="11.771cm" svg:height="5.051cm">
          <chartooo:coordinate-region svg:x="2.224cm" svg:y="2.474cm" svg:width="10.487cm" svg:height="4.204cm"/>
          <chart:axis chart:dimension="x" chart:name="primary-x" chart:style-name="ch6">
            <chart:title svg:x="5.473cm" svg:y="7.494cm" chart:style-name="ch7">
              <text:p>Tamanho bloco (Bytes)</text:p>
            </chart:title>
            <chart:categories table:cell-range-address="'data e instrucao'.C2:'data e instrucao'.C14"/>
          </chart:axis>
          <chart:axis chart:dimension="y" chart:name="primary-y" chart:style-name="ch6">
            <chart:title svg:x="0.451cm" svg:y="5.504cm" chart:style-name="ch8">
              <text:p>Miss rate</text:p>
            </chart:title>
            <chart:grid chart:style-name="ch9" chart:class="major"/>
          </chart:axis>
          <chart:series chart:style-name="ch10" chart:values-cell-range-address="'data e instrucao'.D2:'data e instrucao'.D14" chart:label-cell-address="'data e instrucao'.B2:'data e instrucao'.B2" chart:class="chart:line">
            <chart:data-point chart:repeated="13"/>
          </chart:series>
          <chart:series chart:style-name="ch11" chart:values-cell-range-address="'data e instrucao'.D16:'data e instrucao'.D28" chart:label-cell-address="'data e instrucao'.B17:'data e instrucao'.B17" chart:class="chart:line">
            <chart:data-point chart:repeated="13"/>
          </chart:series>
          <chart:series chart:style-name="ch12" chart:values-cell-range-address="'data e instrucao'.D30:'data e instrucao'.D42" chart:label-cell-address="'data e instrucao'.B30:'data e instrucao'.B30" chart:class="chart:line">
            <chart:data-point chart:repeated="13"/>
          </chart:series>
          <chart:series chart:style-name="ch13" chart:values-cell-range-address="'data e instrucao'.D44:'data e instrucao'.D55" chart:label-cell-address="'data e instrucao'.B44:'data e instrucao'.B44" chart:class="chart:line">
            <chart:data-point chart:repeated="12"/>
          </chart:series>
          <chart:series chart:style-name="ch14" chart:values-cell-range-address="'data e instrucao'.D57:'data e instrucao'.D67" chart:label-cell-address="'data e instrucao'.B57:'data e instrucao'.B57" chart:class="chart:line">
            <chart:data-point chart:repeated="11"/>
          </chart:series>
          <chart:series chart:style-name="ch15" chart:values-cell-range-address="'data e instrucao'.D69:'data e instrucao'.D78" chart:label-cell-address="'data e instrucao'.B69:'data e instrucao'.B69" chart:class="chart:line">
            <chart:data-point chart:repeated="10"/>
          </chart:series>
          <chart:series chart:style-name="ch16" chart:values-cell-range-address="'data e instrucao'.D80:'data e instrucao'.D88" chart:label-cell-address="'data e instrucao'.B80:'data e instrucao'.B80" chart:class="chart:line">
            <chart:data-point chart:repeated="9"/>
          </chart:series>
          <chart:series chart:style-name="ch17" chart:values-cell-range-address="'data e instrucao'.D92:'data e instrucao'.D99" chart:label-cell-address="'data e instrucao'.B92:'data e instrucao'.B92" chart:class="chart:line">
            <chart:data-point chart:repeated="8"/>
          </chart:series>
          <chart:series chart:style-name="ch18" chart:values-cell-range-address="'data e instrucao'.D101:'data e instrucao'.D107" chart:label-cell-address="'data e instrucao'.B101:'data e instrucao'.B101" chart:class="chart:line">
            <chart:data-point chart:repeated="7"/>
          </chart:series>
          <chart:series chart:style-name="ch19" chart:values-cell-range-address="'data e instrucao'.D109:'data e instrucao'.D114" chart:label-cell-address="'data e instrucao'.B109:'data e instrucao'.B109" chart:class="chart:line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data e instrucao'.B2:'data e instrucao'.B2</svg:desc>
                </draw:g>
              </table:table-cell>
              <table:table-cell office:value-type="string">
                <text:p>2</text:p>
                <draw:g>
                  <svg:desc>'data e instrucao'.B17:'data e instrucao'.B17</svg:desc>
                </draw:g>
              </table:table-cell>
              <table:table-cell office:value-type="string">
                <text:p>4</text:p>
                <draw:g>
                  <svg:desc>'data e instrucao'.B30:'data e instrucao'.B30</svg:desc>
                </draw:g>
              </table:table-cell>
              <table:table-cell office:value-type="string">
                <text:p>8</text:p>
                <draw:g>
                  <svg:desc>'data e instrucao'.B44:'data e instrucao'.B44</svg:desc>
                </draw:g>
              </table:table-cell>
              <table:table-cell office:value-type="string">
                <text:p>16</text:p>
                <draw:g>
                  <svg:desc>'data e instrucao'.B57:'data e instrucao'.B57</svg:desc>
                </draw:g>
              </table:table-cell>
              <table:table-cell office:value-type="string">
                <text:p>32</text:p>
                <draw:g>
                  <svg:desc>'data e instrucao'.B69:'data e instrucao'.B69</svg:desc>
                </draw:g>
              </table:table-cell>
              <table:table-cell office:value-type="string">
                <text:p>64</text:p>
                <draw:g>
                  <svg:desc>'data e instrucao'.B80:'data e instrucao'.B80</svg:desc>
                </draw:g>
              </table:table-cell>
              <table:table-cell office:value-type="string">
                <text:p>128</text:p>
                <draw:g>
                  <svg:desc>'data e instrucao'.B92:'data e instrucao'.B92</svg:desc>
                </draw:g>
              </table:table-cell>
              <table:table-cell office:value-type="string">
                <text:p>256</text:p>
                <draw:g>
                  <svg:desc>'data e instrucao'.B101:'data e instrucao'.B101</svg:desc>
                </draw:g>
              </table:table-cell>
              <table:table-cell office:value-type="string">
                <text:p>512</text:p>
                <draw:g>
                  <svg:desc>'data e instrucao'.B109:'data e instrucao'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data e instrucao'.C2:'data e instrucao'.C14</svg:desc>
                </draw:g>
              </table:table-cell>
              <table:table-cell office:value-type="float" office:value="0.1926">
                <text:p>0.1926</text:p>
                <draw:g>
                  <svg:desc>'data e instrucao'.D2:'data e instrucao'.D14</svg:desc>
                </draw:g>
              </table:table-cell>
              <table:table-cell office:value-type="float" office:value="0.2519">
                <text:p>0.2519</text:p>
                <draw:g>
                  <svg:desc>'data e instrucao'.D16:'data e instrucao'.D28</svg:desc>
                </draw:g>
              </table:table-cell>
              <table:table-cell office:value-type="float" office:value="0.2698">
                <text:p>0.2698</text:p>
                <draw:g>
                  <svg:desc>'data e instrucao'.D30:'data e instrucao'.D42</svg:desc>
                </draw:g>
              </table:table-cell>
              <table:table-cell office:value-type="float" office:value="0.2843">
                <text:p>0.2843</text:p>
                <draw:g>
                  <svg:desc>'data e instrucao'.D44:'data e instrucao'.D55</svg:desc>
                </draw:g>
              </table:table-cell>
              <table:table-cell office:value-type="float" office:value="0.2981">
                <text:p>0.2981</text:p>
                <draw:g>
                  <svg:desc>'data e instrucao'.D57:'data e instrucao'.D67</svg:desc>
                </draw:g>
              </table:table-cell>
              <table:table-cell office:value-type="float" office:value="0.2977">
                <text:p>0.2977</text:p>
                <draw:g>
                  <svg:desc>'data e instrucao'.D69:'data e instrucao'.D78</svg:desc>
                </draw:g>
              </table:table-cell>
              <table:table-cell office:value-type="float" office:value="0.2977">
                <text:p>0.2977</text:p>
                <draw:g>
                  <svg:desc>'data e instrucao'.D80:'data e instrucao'.D88</svg:desc>
                </draw:g>
              </table:table-cell>
              <table:table-cell office:value-type="float" office:value="0.2977">
                <text:p>0.2977</text:p>
                <draw:g>
                  <svg:desc>'data e instrucao'.D92:'data e instrucao'.D99</svg:desc>
                </draw:g>
              </table:table-cell>
              <table:table-cell office:value-type="float" office:value="0.2977">
                <text:p>0.2977</text:p>
                <draw:g>
                  <svg:desc>'data e instrucao'.D101:'data e instrucao'.D107</svg:desc>
                </draw:g>
              </table:table-cell>
              <table:table-cell office:value-type="float" office:value="0.2977">
                <text:p>0.2977</text:p>
                <draw:g>
                  <svg:desc>'data e instrucao'.D109:'data e instrucao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26">
                <text:p>0.1926</text:p>
              </table:table-cell>
              <table:table-cell office:value-type="float" office:value="0.2519">
                <text:p>0.2519</text:p>
              </table:table-cell>
              <table:table-cell office:value-type="float" office:value="0.2698">
                <text:p>0.2698</text:p>
              </table:table-cell>
              <table:table-cell office:value-type="float" office:value="0.2843">
                <text:p>0.2843</text:p>
              </table:table-cell>
              <table:table-cell office:value-type="float" office:value="0.2981">
                <text:p>0.2981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26">
                <text:p>0.1926</text:p>
              </table:table-cell>
              <table:table-cell office:value-type="float" office:value="0.2519">
                <text:p>0.2519</text:p>
              </table:table-cell>
              <table:table-cell office:value-type="float" office:value="0.2698">
                <text:p>0.2698</text:p>
              </table:table-cell>
              <table:table-cell office:value-type="float" office:value="0.2843">
                <text:p>0.2843</text:p>
              </table:table-cell>
              <table:table-cell office:value-type="float" office:value="0.2981">
                <text:p>0.2981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  <table:table-cell office:value-type="float" office:value="0.2977">
                <text:p>0.2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3">
                <text:p>0.0963</text:p>
              </table:table-cell>
              <table:table-cell office:value-type="float" office:value="0.126">
                <text:p>0.126</text:p>
              </table:table-cell>
              <table:table-cell office:value-type="float" office:value="0.135">
                <text:p>0.135</text:p>
              </table:table-cell>
              <table:table-cell office:value-type="float" office:value="0.1422">
                <text:p>0.1422</text:p>
              </table:table-cell>
              <table:table-cell office:value-type="float" office:value="0.1491">
                <text:p>0.1491</text:p>
              </table:table-cell>
              <table:table-cell office:value-type="float" office:value="0.1489">
                <text:p>0.1489</text:p>
              </table:table-cell>
              <table:table-cell office:value-type="float" office:value="0.1489">
                <text:p>0.1489</text:p>
              </table:table-cell>
              <table:table-cell office:value-type="float" office:value="0.1489">
                <text:p>0.1489</text:p>
              </table:table-cell>
              <table:table-cell office:value-type="float" office:value="0.1489">
                <text:p>0.1489</text:p>
              </table:table-cell>
              <table:table-cell office:value-type="float" office:value="0.1489">
                <text:p>0.1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3">
                <text:p>0.0483</text:p>
              </table:table-cell>
              <table:table-cell office:value-type="float" office:value="0.0632">
                <text:p>0.0632</text:p>
              </table:table-cell>
              <table:table-cell office:value-type="float" office:value="0.0676">
                <text:p>0.0676</text:p>
              </table:table-cell>
              <table:table-cell office:value-type="float" office:value="0.0713">
                <text:p>0.0713</text:p>
              </table:table-cell>
              <table:table-cell office:value-type="float" office:value="0.0746">
                <text:p>0.0746</text:p>
              </table:table-cell>
              <table:table-cell office:value-type="float" office:value="0.0745">
                <text:p>0.0745</text:p>
              </table:table-cell>
              <table:table-cell office:value-type="float" office:value="0.0745">
                <text:p>0.0745</text:p>
              </table:table-cell>
              <table:table-cell office:value-type="float" office:value="0.0745">
                <text:p>0.0745</text:p>
              </table:table-cell>
              <table:table-cell office:value-type="float" office:value="0.0745">
                <text:p>0.0745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2">
                <text:p>0.0242</text:p>
              </table:table-cell>
              <table:table-cell office:value-type="float" office:value="0.0317">
                <text:p>0.0317</text:p>
              </table:table-cell>
              <table:table-cell office:value-type="float" office:value="0.0339">
                <text:p>0.0339</text:p>
              </table:table-cell>
              <table:table-cell office:value-type="float" office:value="0.0357">
                <text:p>0.0357</text:p>
              </table:table-cell>
              <table:table-cell office:value-type="float" office:value="0.0374">
                <text:p>0.0374</text:p>
              </table:table-cell>
              <table:table-cell office:value-type="float" office:value="0.0373">
                <text:p>0.0373</text:p>
              </table:table-cell>
              <table:table-cell office:value-type="float" office:value="0.0373">
                <text:p>0.0373</text:p>
              </table:table-cell>
              <table:table-cell office:value-type="float" office:value="0.0373">
                <text:p>0.0373</text:p>
              </table:table-cell>
              <table:table-cell office:value-type="float" office:value="0.0373">
                <text:p>0.0373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2">
                <text:p>0.0122</text:p>
              </table:table-cell>
              <table:table-cell office:value-type="float" office:value="0.016">
                <text:p>0.016</text:p>
              </table:table-cell>
              <table:table-cell office:value-type="float" office:value="0.0171">
                <text:p>0.0171</text:p>
              </table:table-cell>
              <table:table-cell office:value-type="float" office:value="0.018">
                <text:p>0.018</text:p>
              </table:table-cell>
              <table:table-cell office:value-type="float" office:value="0.0188">
                <text:p>0.0188</text:p>
              </table:table-cell>
              <table:table-cell office:value-type="float" office:value="0.0187">
                <text:p>0.0187</text:p>
              </table:table-cell>
              <table:table-cell office:value-type="float" office:value="0.0187">
                <text:p>0.0187</text:p>
              </table:table-cell>
              <table:table-cell office:value-type="float" office:value="0.0187">
                <text:p>0.0187</text:p>
              </table:table-cell>
              <table:table-cell office:value-type="float" office:value="0.0187">
                <text:p>0.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2">
                <text:p>0.0062</text:p>
              </table:table-cell>
              <table:table-cell office:value-type="float" office:value="0.0081">
                <text:p>0.0081</text:p>
              </table:table-cell>
              <table:table-cell office:value-type="float" office:value="0.0086">
                <text:p>0.0086</text:p>
              </table:table-cell>
              <table:table-cell office:value-type="float" office:value="0.0091">
                <text:p>0.0091</text:p>
              </table:table-cell>
              <table:table-cell office:value-type="float" office:value="0.0094">
                <text:p>0.0094</text:p>
              </table:table-cell>
              <table:table-cell office:value-type="float" office:value="0.0094">
                <text:p>0.0094</text:p>
              </table:table-cell>
              <table:table-cell office:value-type="float" office:value="0.0094">
                <text:p>0.0094</text:p>
              </table:table-cell>
              <table:table-cell office:value-type="float" office:value="0.0094">
                <text:p>0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2">
                <text:p>0.0032</text:p>
              </table:table-cell>
              <table:table-cell office:value-type="float" office:value="0.0042">
                <text:p>0.0042</text:p>
              </table:table-cell>
              <table:table-cell office:value-type="float" office:value="0.0045">
                <text:p>0.0045</text:p>
              </table:table-cell>
              <table:table-cell office:value-type="float" office:value="0.0047">
                <text:p>0.0047</text:p>
              </table:table-cell>
              <table:table-cell office:value-type="float" office:value="0.0048">
                <text:p>0.0048</text:p>
              </table:table-cell>
              <table:table-cell office:value-type="float" office:value="0.0048">
                <text:p>0.0048</text:p>
              </table:table-cell>
              <table:table-cell office:value-type="float" office:value="0.0049">
                <text:p>0.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7">
                <text:p>0.0017</text:p>
              </table:table-cell>
              <table:table-cell office:value-type="float" office:value="0.0022">
                <text:p>0.0022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26cm" svg:height="8.437cm" xlink:href=".." xlink:type="simple" chart:class="chart:line" chart:style-name="ch1">
        <chart:legend chart:legend-position="end" svg:x="13.661cm" svg:y="1.898cm" chart:style-name="ch2"/>
        <chart:plot-area chart:style-name="ch3" table:cell-range-address="Sheet4.C51:Sheet4.D58 Sheet4.B51:Sheet4.B51 Sheet4.B42:Sheet4.B42 Sheet4.D42:Sheet4.D49 Sheet4.B31:Sheet4.B31 Sheet4.D31:Sheet4.D38 Sheet4.B24:Sheet4.B24 Sheet4.D13:Sheet4.D29 Sheet4.B19:Sheet4.B19 Sheet4.B13:Sheet4.B13 Sheet4.B8:Sheet4.B8 Sheet4.D2:Sheet4.D11 Sheet4.B5:Sheet4.B5 Sheet4.B2:Sheet4.B3" chart:data-source-has-labels="both" svg:x="1.311cm" svg:y="0.807cm" svg:width="11.75cm" svg:height="6.481cm">
          <chartooo:coordinate-region svg:x="2.223cm" svg:y="1.007cm" svg:width="10.466cm" svg:height="5.634cm"/>
          <chart:axis chart:dimension="x" chart:name="primary-x" chart:style-name="ch4">
            <chart:title svg:x="5.462cm" svg:y="7.456cm" chart:style-name="ch5">
              <text:p>Tamanho bloco (Bytes)</text:p>
            </chart:title>
            <chart:categories table:cell-range-address="Sheet4.C51:Sheet4.C58"/>
          </chart:axis>
          <chart:axis chart:dimension="y" chart:name="primary-y" chart:style-name="ch4">
            <chart:title svg:x="0.451cm" svg:y="4.819cm" chart:style-name="ch6">
              <text:p>Miss Rate</text:p>
            </chart:title>
            <chart:grid chart:style-name="ch7" chart:class="major"/>
          </chart:axis>
          <chart:series chart:style-name="ch8" chart:values-cell-range-address="Sheet4.D51:Sheet4.D58" chart:label-cell-address="Sheet4.B51:Sheet4.B51" chart:class="chart:line">
            <chart:data-point chart:repeated="8"/>
          </chart:series>
          <chart:series chart:style-name="ch9" chart:values-cell-range-address="Sheet4.D42:Sheet4.D49" chart:label-cell-address="Sheet4.B42:Sheet4.B42" chart:class="chart:line">
            <chart:data-point chart:repeated="8"/>
          </chart:series>
          <chart:series chart:style-name="ch10" chart:values-cell-range-address="Sheet4.D31:Sheet4.D38" chart:label-cell-address="Sheet4.B31:Sheet4.B31" chart:class="chart:line">
            <chart:data-point chart:repeated="8"/>
          </chart:series>
          <chart:series chart:style-name="ch11" chart:values-cell-range-address="Sheet4.D24:Sheet4.D29" chart:label-cell-address="Sheet4.B24:Sheet4.B24" chart:class="chart:line">
            <chart:data-point chart:repeated="6"/>
          </chart:series>
          <chart:series chart:style-name="ch12" chart:values-cell-range-address="Sheet4.D18:Sheet4.D23" chart:label-cell-address="Sheet4.B19:Sheet4.B19" chart:class="chart:line">
            <chart:data-point chart:repeated="6"/>
          </chart:series>
          <chart:series chart:style-name="ch13" chart:values-cell-range-address="Sheet4.D13:Sheet4.D17" chart:label-cell-address="Sheet4.B13:Sheet4.B13" chart:class="chart:line">
            <chart:data-point chart:repeated="5"/>
          </chart:series>
          <chart:series chart:style-name="ch14" chart:values-cell-range-address="Sheet4.D8:Sheet4.D11" chart:label-cell-address="Sheet4.B8:Sheet4.B8" chart:class="chart:line">
            <chart:data-point chart:repeated="4"/>
          </chart:series>
          <chart:series chart:style-name="ch15" chart:values-cell-range-address="Sheet4.D5:Sheet4.D7" chart:label-cell-address="Sheet4.B5:Sheet4.B5" chart:class="chart:line">
            <chart:data-point chart:repeated="3"/>
          </chart:series>
          <chart:series chart:style-name="ch16" chart:values-cell-range-address="Sheet4.D3:Sheet4.D4" chart:label-cell-address="Sheet4.B3:Sheet4.B3" chart:class="chart:line">
            <chart:data-point chart:repeated="2"/>
          </chart:series>
          <chart:series chart:style-name="ch17" chart:values-cell-range-address="Sheet4.D2:Sheet4.D2" chart:label-cell-address="Sheet4.B2:Sheet4.B2" chart:class="chart:line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B51:Sheet4.B51</svg:desc>
                </draw:g>
              </table:table-cell>
              <table:table-cell office:value-type="string">
                <text:p>2</text:p>
                <draw:g>
                  <svg:desc>Sheet4.B42:Sheet4.B42</svg:desc>
                </draw:g>
              </table:table-cell>
              <table:table-cell office:value-type="string">
                <text:p>4</text:p>
                <draw:g>
                  <svg:desc>Sheet4.B31:Sheet4.B31</svg:desc>
                </draw:g>
              </table:table-cell>
              <table:table-cell office:value-type="string">
                <text:p>8</text:p>
                <draw:g>
                  <svg:desc>Sheet4.B24:Sheet4.B24</svg:desc>
                </draw:g>
              </table:table-cell>
              <table:table-cell office:value-type="string">
                <text:p>16</text:p>
                <draw:g>
                  <svg:desc>Sheet4.B19:Sheet4.B19</svg:desc>
                </draw:g>
              </table:table-cell>
              <table:table-cell office:value-type="string">
                <text:p>32</text:p>
                <draw:g>
                  <svg:desc>Sheet4.B13:Sheet4.B13</svg:desc>
                </draw:g>
              </table:table-cell>
              <table:table-cell office:value-type="string">
                <text:p>64</text:p>
                <draw:g>
                  <svg:desc>Sheet4.B8:Sheet4.B8</svg:desc>
                </draw:g>
              </table:table-cell>
              <table:table-cell office:value-type="string">
                <text:p>128</text:p>
                <draw:g>
                  <svg:desc>Sheet4.B5:Sheet4.B5</svg:desc>
                </draw:g>
              </table:table-cell>
              <table:table-cell office:value-type="string">
                <text:p>256</text:p>
                <draw:g>
                  <svg:desc>Sheet4.B3:Sheet4.B3</svg:desc>
                </draw:g>
              </table:table-cell>
              <table:table-cell office:value-type="string">
                <text:p>512</text:p>
                <draw:g>
                  <svg:desc>Sheet4.B2:Sheet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4.C51:Sheet4.C58</svg:desc>
                </draw:g>
              </table:table-cell>
              <table:table-cell office:value-type="float" office:value="0.0652">
                <text:p>0.0652</text:p>
                <draw:g>
                  <svg:desc>Sheet4.D51:Sheet4.D58</svg:desc>
                </draw:g>
              </table:table-cell>
              <table:table-cell office:value-type="float" office:value="0.0543">
                <text:p>0.0543</text:p>
                <draw:g>
                  <svg:desc>Sheet4.D42:Sheet4.D49</svg:desc>
                </draw:g>
              </table:table-cell>
              <table:table-cell office:value-type="float" office:value="0.0542">
                <text:p>0.0542</text:p>
                <draw:g>
                  <svg:desc>Sheet4.D31:Sheet4.D38</svg:desc>
                </draw:g>
              </table:table-cell>
              <table:table-cell office:value-type="float" office:value="0.0545">
                <text:p>0.0545</text:p>
                <draw:g>
                  <svg:desc>Sheet4.D24:Sheet4.D29</svg:desc>
                </draw:g>
              </table:table-cell>
              <table:table-cell office:value-type="float" office:value="0.0566">
                <text:p>0.0566</text:p>
                <draw:g>
                  <svg:desc>Sheet4.D18:Sheet4.D23</svg:desc>
                </draw:g>
              </table:table-cell>
              <table:table-cell office:value-type="float" office:value="0.056">
                <text:p>0.056</text:p>
                <draw:g>
                  <svg:desc>Sheet4.D13:Sheet4.D17</svg:desc>
                </draw:g>
              </table:table-cell>
              <table:table-cell office:value-type="float" office:value="0.056">
                <text:p>0.056</text:p>
                <draw:g>
                  <svg:desc>Sheet4.D8:Sheet4.D11</svg:desc>
                </draw:g>
              </table:table-cell>
              <table:table-cell office:value-type="float" office:value="0.056">
                <text:p>0.056</text:p>
                <draw:g>
                  <svg:desc>Sheet4.D5:Sheet4.D7</svg:desc>
                </draw:g>
              </table:table-cell>
              <table:table-cell office:value-type="float" office:value="0.0547">
                <text:p>0.0547</text:p>
                <draw:g>
                  <svg:desc>Sheet4.D3:Sheet4.D4</svg:desc>
                </draw:g>
              </table:table-cell>
              <table:table-cell office:value-type="float" office:value="0.0547">
                <text:p>0.0547</text:p>
                <draw:g>
                  <svg:desc>Sheet4.D2:Sheet4.D2</svg:desc>
                </draw:g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8">
                <text:p>0.048</text:p>
              </table:table-cell>
              <table:table-cell office:value-type="float" office:value="0.0315">
                <text:p>0.0315</text:p>
              </table:table-cell>
              <table:table-cell office:value-type="float" office:value="0.0308">
                <text:p>0.0308</text:p>
              </table:table-cell>
              <table:table-cell office:value-type="float" office:value="0.0316">
                <text:p>0.0316</text:p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2">
                <text:p>0.0322</text:p>
              </table:table-cell>
              <table:table-cell office:value-type="float" office:value="0.0322">
                <text:p>0.0322</text:p>
              </table:table-cell>
              <table:table-cell office:value-type="float" office:value="0.0318">
                <text:p>0.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9">
                <text:p>0.0299</text:p>
              </table:table-cell>
              <table:table-cell office:value-type="float" office:value="0.0202">
                <text:p>0.0202</text:p>
              </table:table-cell>
              <table:table-cell office:value-type="float" office:value="0.0193">
                <text:p>0.0193</text:p>
              </table:table-cell>
              <table:table-cell office:value-type="float" office:value="0.0197">
                <text:p>0.0197</text:p>
              </table:table-cell>
              <table:table-cell office:value-type="float" office:value="0.0198">
                <text:p>0.0198</text:p>
              </table:table-cell>
              <table:table-cell office:value-type="float" office:value="0.0199">
                <text:p>0.0199</text:p>
              </table:table-cell>
              <table:table-cell office:value-type="float" office:value="0.0199">
                <text:p>0.019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4">
                <text:p>0.0284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53">
                <text:p>0.0353</text:p>
              </table:table-cell>
              <table:table-cell office:value-type="float" office:value="0.0131">
                <text:p>0.0131</text:p>
              </table:table-cell>
              <table:table-cell office:value-type="float" office:value="0.0107">
                <text:p>0.0107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34">
                <text:p>0.0534</text:p>
              </table:table-cell>
              <table:table-cell office:value-type="float" office:value="0.016">
                <text:p>0.016</text:p>
              </table:table-cell>
              <table:table-cell office:value-type="float" office:value="0.0123">
                <text:p>0.0123</text:p>
              </table:table-cell>
              <table:table-cell office:value-type="float" office:value="0.0109">
                <text:p>0.0109</text:p>
              </table:table-cell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905">
                <text:p>0.0905</text:p>
              </table:table-cell>
              <table:table-cell office:value-type="float" office:value="0.0313">
                <text:p>0.0313</text:p>
              </table:table-cell>
              <table:table-cell office:value-type="float" office:value="0.0219">
                <text:p>0.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209">
                <text:p>0.209</text:p>
              </table:table-cell>
              <table:table-cell office:value-type="float" office:value="0.078">
                <text:p>0.078</text:p>
              </table:table-cell>
              <table:table-cell office:value-type="float" office:value="0.0548">
                <text:p>0.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36cm" svg:height="8.374cm" xlink:href=".." xlink:type="simple" chart:class="chart:line" chart:style-name="ch1">
        <chart:legend chart:legend-position="end" svg:x="11.025cm" svg:y="3.608cm" chart:style-name="ch2"/>
        <chart:plot-area chart:style-name="ch3" table:cell-range-address="'grafico politicas'.B2:'grafico politicas'.C11 'grafico politicas'.A17:'grafico politicas'.A17 'grafico politicas'.C14:'grafico politicas'.C23 'grafico politicas'.A65:'grafico politicas'.A65 'grafico politicas'.C62:'grafico politicas'.C71 'grafico politicas'.A5:'grafico politicas'.A5 'grafico politicas'.A53:'grafico politicas'.A53 'grafico politicas'.C50:'grafico politicas'.C59 'grafico politicas'.A77:'grafico politicas'.A77 'grafico politicas'.C74:'grafico politicas'.C83 'grafico politicas'.A89:'grafico politicas'.A89 'grafico politicas'.C86:'grafico politicas'.C95" chart:data-source-has-labels="both" svg:x="1.329cm" svg:y="0.803cm" svg:width="9.101cm" svg:height="6.423cm">
          <chartooo:coordinate-region svg:x="2.241cm" svg:y="1.002cm" svg:width="7.909cm" svg:height="5.577cm"/>
          <chart:axis chart:dimension="x" chart:name="primary-x" chart:style-name="ch4">
            <chart:title svg:x="4.684cm" svg:y="7.393cm" chart:style-name="ch5">
              <text:p>Associatividade</text:p>
            </chart:title>
            <chart:categories table:cell-range-address="'grafico politicas'.B2:'grafico politicas'.B11"/>
          </chart:axis>
          <chart:axis chart:dimension="y" chart:name="primary-y" chart:style-name="ch4">
            <chart:title svg:x="0.451cm" svg:y="4.786cm" chart:style-name="ch6">
              <text:p>Miss Rate</text:p>
            </chart:title>
            <chart:grid chart:style-name="ch7" chart:class="major"/>
          </chart:axis>
          <chart:series chart:style-name="ch8" chart:values-cell-range-address="'grafico politicas'.C14:'grafico politicas'.C23" chart:label-cell-address="'grafico politicas'.A17:'grafico politicas'.A17" chart:class="chart:line">
            <chart:data-point chart:repeated="10"/>
          </chart:series>
          <chart:series chart:style-name="ch9" chart:values-cell-range-address="'grafico politicas'.C62:'grafico politicas'.C71" chart:label-cell-address="'grafico politicas'.A65:'grafico politicas'.A65" chart:class="chart:line">
            <chart:data-point chart:repeated="10"/>
          </chart:series>
          <chart:series chart:style-name="ch10" chart:values-cell-range-address="'grafico politicas'.C2:'grafico politicas'.C11" chart:label-cell-address="'grafico politicas'.A5:'grafico politicas'.A5" chart:class="chart:line">
            <chart:data-point chart:repeated="10"/>
          </chart:series>
          <chart:series chart:style-name="ch11" chart:values-cell-range-address="'grafico politicas'.C50:'grafico politicas'.C59" chart:label-cell-address="'grafico politicas'.A53:'grafico politicas'.A53" chart:class="chart:line">
            <chart:data-point chart:repeated="10"/>
          </chart:series>
          <chart:series chart:style-name="ch12" chart:values-cell-range-address="'grafico politicas'.C74:'grafico politicas'.C83" chart:label-cell-address="'grafico politicas'.A77:'grafico politicas'.A77" chart:class="chart:line">
            <chart:data-point chart:repeated="10"/>
          </chart:series>
          <chart:series chart:style-name="ch13" chart:values-cell-range-address="'grafico politicas'.C86:'grafico politicas'.C95" chart:label-cell-address="'grafico politicas'.A89:'grafico politicas'.A89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 Write-back write-alloc</text:p>
                <draw:g>
                  <svg:desc>'grafico politicas'.A17:'grafico politicas'.A17</svg:desc>
                </draw:g>
              </table:table-cell>
              <table:table-cell office:value-type="string">
                <text:p>Random Write-Back write-alloc</text:p>
                <draw:g>
                  <svg:desc>'grafico politicas'.A65:'grafico politicas'.A65</svg:desc>
                </draw:g>
              </table:table-cell>
              <table:table-cell office:value-type="string">
                <text:p>LRU write-back write-alloc</text:p>
                <draw:g>
                  <svg:desc>'grafico politicas'.A5:'grafico politicas'.A5</svg:desc>
                </draw:g>
              </table:table-cell>
              <table:table-cell office:value-type="string">
                <text:p>LRU Write-thorugh write-alloc</text:p>
                <draw:g>
                  <svg:desc>'grafico politicas'.A53:'grafico politicas'.A53</svg:desc>
                </draw:g>
              </table:table-cell>
              <table:table-cell office:value-type="string">
                <text:p>LRU Write-Back no write-alloc</text:p>
                <draw:g>
                  <svg:desc>'grafico politicas'.A77:'grafico politicas'.A77</svg:desc>
                </draw:g>
              </table:table-cell>
              <table:table-cell office:value-type="string">
                <text:p>LRU Write-through no write-alloc</text:p>
                <draw:g>
                  <svg:desc>'grafico politicas'.A89:'grafico politicas'.A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grafico politicas'.B2:'grafico politicas'.B11</svg:desc>
                </draw:g>
              </table:table-cell>
              <table:table-cell office:value-type="float" office:value="0.0652">
                <text:p>0.0652</text:p>
                <draw:g>
                  <svg:desc>'grafico politicas'.C14:'grafico politicas'.C23</svg:desc>
                </draw:g>
              </table:table-cell>
              <table:table-cell office:value-type="float" office:value="0.0652">
                <text:p>0.0652</text:p>
                <draw:g>
                  <svg:desc>'grafico politicas'.C62:'grafico politicas'.C71</svg:desc>
                </draw:g>
              </table:table-cell>
              <table:table-cell office:value-type="float" office:value="0.0605">
                <text:p>0.0605</text:p>
                <draw:g>
                  <svg:desc>'grafico politicas'.C2:'grafico politicas'.C11</svg:desc>
                </draw:g>
              </table:table-cell>
              <table:table-cell office:value-type="float" office:value="0.0652">
                <text:p>0.0652</text:p>
                <draw:g>
                  <svg:desc>'grafico politicas'.C50:'grafico politicas'.C59</svg:desc>
                </draw:g>
              </table:table-cell>
              <table:table-cell office:value-type="float" office:value="0.0898">
                <text:p>0.0898</text:p>
                <draw:g>
                  <svg:desc>'grafico politicas'.C74:'grafico politicas'.C83</svg:desc>
                </draw:g>
              </table:table-cell>
              <table:table-cell office:value-type="float" office:value="0.0898">
                <text:p>0.0898</text:p>
                <draw:g>
                  <svg:desc>'grafico politicas'.C86:'grafico politicas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">
                <text:p>0.059</text:p>
              </table:table-cell>
              <table:table-cell office:value-type="float" office:value="0.0614">
                <text:p>0.0614</text:p>
              </table:table-cell>
              <table:table-cell office:value-type="float" office:value="0.0493">
                <text:p>0.0493</text:p>
              </table:table-cell>
              <table:table-cell office:value-type="float" office:value="0.0542">
                <text:p>0.0542</text:p>
              </table:table-cell>
              <table:table-cell office:value-type="float" office:value="0.0805">
                <text:p>0.0805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604">
                <text:p>0.0604</text:p>
              </table:table-cell>
              <table:table-cell office:value-type="float" office:value="0.0475">
                <text:p>0.0475</text:p>
              </table:table-cell>
              <table:table-cell office:value-type="float" office:value="0.0542">
                <text:p>0.0542</text:p>
              </table:table-cell>
              <table:table-cell office:value-type="float" office:value="0.0805">
                <text:p>0.0805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3">
                <text:p>0.0603</text:p>
              </table:table-cell>
              <table:table-cell office:value-type="float" office:value="0.0608">
                <text:p>0.0608</text:p>
              </table:table-cell>
              <table:table-cell office:value-type="float" office:value="0.0462">
                <text:p>0.0462</text:p>
              </table:table-cell>
              <table:table-cell office:value-type="float" office:value="0.0545">
                <text:p>0.0545</text:p>
              </table:table-cell>
              <table:table-cell office:value-type="float" office:value="0.0796">
                <text:p>0.0796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1">
                <text:p>0.0611</text:p>
              </table:table-cell>
              <table:table-cell office:value-type="float" office:value="0.0615">
                <text:p>0.0615</text:p>
              </table:table-cell>
              <table:table-cell office:value-type="float" office:value="0.0463">
                <text:p>0.0463</text:p>
              </table:table-cell>
              <table:table-cell office:value-type="float" office:value="0.0556">
                <text:p>0.0556</text:p>
              </table:table-cell>
              <table:table-cell office:value-type="float" office:value="0.0808">
                <text:p>0.0808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">
                <text:p>0.063</text:p>
              </table:table-cell>
              <table:table-cell office:value-type="float" office:value="0.062">
                <text:p>0.062</text:p>
              </table:table-cell>
              <table:table-cell office:value-type="float" office:value="0.0462">
                <text:p>0.0462</text:p>
              </table:table-cell>
              <table:table-cell office:value-type="float" office:value="0.056">
                <text:p>0.056</text:p>
              </table:table-cell>
              <table:table-cell office:value-type="float" office:value="0.0811">
                <text:p>0.0811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28">
                <text:p>0.0628</text:p>
              </table:table-cell>
              <table:table-cell office:value-type="float" office:value="0.0619">
                <text:p>0.0619</text:p>
              </table:table-cell>
              <table:table-cell office:value-type="float" office:value="0.0463">
                <text:p>0.0463</text:p>
              </table:table-cell>
              <table:table-cell office:value-type="float" office:value="0.056">
                <text:p>0.056</text:p>
              </table:table-cell>
              <table:table-cell office:value-type="float" office:value="0.0812">
                <text:p>0.0812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28">
                <text:p>0.0628</text:p>
              </table:table-cell>
              <table:table-cell office:value-type="float" office:value="0.0621">
                <text:p>0.0621</text:p>
              </table:table-cell>
              <table:table-cell office:value-type="float" office:value="0.0464">
                <text:p>0.0464</text:p>
              </table:table-cell>
              <table:table-cell office:value-type="float" office:value="0.056">
                <text:p>0.056</text:p>
              </table:table-cell>
              <table:table-cell office:value-type="float" office:value="0.0812">
                <text:p>0.0812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15">
                <text:p>0.0615</text:p>
              </table:table-cell>
              <table:table-cell office:value-type="float" office:value="0.0617">
                <text:p>0.0617</text:p>
              </table:table-cell>
              <table:table-cell office:value-type="float" office:value="0.0454">
                <text:p>0.0454</text:p>
              </table:table-cell>
              <table:table-cell office:value-type="float" office:value="0.0547">
                <text:p>0.0547</text:p>
              </table:table-cell>
              <table:table-cell office:value-type="float" office:value="0.0801">
                <text:p>0.0801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18">
                <text:p>0.0618</text:p>
              </table:table-cell>
              <table:table-cell office:value-type="float" office:value="0.0617">
                <text:p>0.0617</text:p>
              </table:table-cell>
              <table:table-cell office:value-type="float" office:value="0.045">
                <text:p>0.045</text:p>
              </table:table-cell>
              <table:table-cell office:value-type="float" office:value="0.0547">
                <text:p>0.0547</text:p>
              </table:table-cell>
              <table:table-cell office:value-type="float" office:value="0.0801">
                <text:p>0.0801</text:p>
              </table:table-cell>
              <table:table-cell office:value-type="float" office:value="0.0801">
                <text:p>0.08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717cm" svg:height="8.851cm" xlink:href=".." xlink:type="simple" chart:class="chart:line" chart:style-name="ch1">
        <chart:title svg:x="6.108cm" svg:y="0.313cm" chart:style-name="ch2">
          <text:p>Cache de dados </text:p>
        </chart:title>
        <chart:subtitle svg:x="6.041cm" svg:y="1.269cm" chart:style-name="ch3">
          <text:p>16k LRU write-Back</text:p>
        </chart:subtitle>
        <chart:legend chart:legend-position="end" svg:x="14.352cm" svg:y="2.105cm" chart:style-name="ch4"/>
        <chart:plot-area chart:style-name="ch5" table:cell-range-address="'data e instrucao'.C2:'data e instrucao'.C14 'data e instrucao'.B2:'data e instrucao'.B2 'data e instrucao'.E2:'data e instrucao'.E14 'data e instrucao'.B17:'data e instrucao'.B17 'data e instrucao'.E16:'data e instrucao'.E28 'data e instrucao'.B30:'data e instrucao'.B30 'data e instrucao'.E30:'data e instrucao'.E42 'data e instrucao'.B44:'data e instrucao'.B44 'data e instrucao'.E44:'data e instrucao'.E55 'data e instrucao'.B57:'data e instrucao'.B57 'data e instrucao'.E57:'data e instrucao'.E67 'data e instrucao'.B69:'data e instrucao'.B69 'data e instrucao'.E69:'data e instrucao'.E78 'data e instrucao'.B80:'data e instrucao'.B80 'data e instrucao'.E80:'data e instrucao'.E88 'data e instrucao'.B92:'data e instrucao'.B92 'data e instrucao'.E92:'data e instrucao'.E99 'data e instrucao'.B101:'data e instrucao'.B101 'data e instrucao'.E101:'data e instrucao'.E107 'data e instrucao'.B109:'data e instrucao'.B109 'data e instrucao'.E109:'data e instrucao'.E114" chart:data-source-has-labels="both" svg:x="1.325cm" svg:y="2.306cm" svg:width="12.399cm" svg:height="5.387cm">
          <chartooo:coordinate-region svg:x="2.237cm" svg:y="2.505cm" svg:width="11.115cm" svg:height="4.541cm"/>
          <chart:axis chart:dimension="x" chart:name="primary-x" chart:style-name="ch6">
            <chart:title svg:x="5.8cm" svg:y="7.87cm" chart:style-name="ch7">
              <text:p>Tamanho bloco (Bytes)</text:p>
            </chart:title>
            <chart:categories table:cell-range-address="'data e instrucao'.C2:'data e instrucao'.C14"/>
          </chart:axis>
          <chart:axis chart:dimension="y" chart:name="primary-y" chart:style-name="ch6">
            <chart:title svg:x="0.451cm" svg:y="5.704cm" chart:style-name="ch8">
              <text:p>Miss rate</text:p>
            </chart:title>
            <chart:grid chart:style-name="ch9" chart:class="major"/>
          </chart:axis>
          <chart:series chart:style-name="ch10" chart:values-cell-range-address="'data e instrucao'.E2:'data e instrucao'.E14" chart:label-cell-address="'data e instrucao'.B2:'data e instrucao'.B2" chart:class="chart:line">
            <chart:data-point chart:repeated="13"/>
          </chart:series>
          <chart:series chart:style-name="ch11" chart:values-cell-range-address="'data e instrucao'.E16:'data e instrucao'.E28" chart:label-cell-address="'data e instrucao'.B17:'data e instrucao'.B17" chart:class="chart:line">
            <chart:data-point chart:repeated="13"/>
          </chart:series>
          <chart:series chart:style-name="ch12" chart:values-cell-range-address="'data e instrucao'.E30:'data e instrucao'.E42" chart:label-cell-address="'data e instrucao'.B30:'data e instrucao'.B30" chart:class="chart:line">
            <chart:data-point chart:repeated="13"/>
          </chart:series>
          <chart:series chart:style-name="ch13" chart:values-cell-range-address="'data e instrucao'.E44:'data e instrucao'.E55" chart:label-cell-address="'data e instrucao'.B44:'data e instrucao'.B44" chart:class="chart:line">
            <chart:data-point chart:repeated="12"/>
          </chart:series>
          <chart:series chart:style-name="ch14" chart:values-cell-range-address="'data e instrucao'.E57:'data e instrucao'.E67" chart:label-cell-address="'data e instrucao'.B57:'data e instrucao'.B57" chart:class="chart:line">
            <chart:data-point chart:repeated="11"/>
          </chart:series>
          <chart:series chart:style-name="ch15" chart:values-cell-range-address="'data e instrucao'.E69:'data e instrucao'.E78" chart:label-cell-address="'data e instrucao'.B69:'data e instrucao'.B69" chart:class="chart:line">
            <chart:data-point chart:repeated="10"/>
          </chart:series>
          <chart:series chart:style-name="ch16" chart:values-cell-range-address="'data e instrucao'.E80:'data e instrucao'.E88" chart:label-cell-address="'data e instrucao'.B80:'data e instrucao'.B80" chart:class="chart:line">
            <chart:data-point chart:repeated="9"/>
          </chart:series>
          <chart:series chart:style-name="ch17" chart:values-cell-range-address="'data e instrucao'.E92:'data e instrucao'.E99" chart:label-cell-address="'data e instrucao'.B92:'data e instrucao'.B92" chart:class="chart:line">
            <chart:data-point chart:repeated="8"/>
          </chart:series>
          <chart:series chart:style-name="ch18" chart:values-cell-range-address="'data e instrucao'.E101:'data e instrucao'.E107" chart:label-cell-address="'data e instrucao'.B101:'data e instrucao'.B101" chart:class="chart:line">
            <chart:data-point chart:repeated="7"/>
          </chart:series>
          <chart:series chart:style-name="ch19" chart:values-cell-range-address="'data e instrucao'.E109:'data e instrucao'.E114" chart:label-cell-address="'data e instrucao'.B109:'data e instrucao'.B109" chart:class="chart:line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data e instrucao'.B2:'data e instrucao'.B2</svg:desc>
                </draw:g>
              </table:table-cell>
              <table:table-cell office:value-type="string">
                <text:p>2</text:p>
                <draw:g>
                  <svg:desc>'data e instrucao'.B17:'data e instrucao'.B17</svg:desc>
                </draw:g>
              </table:table-cell>
              <table:table-cell office:value-type="string">
                <text:p>4</text:p>
                <draw:g>
                  <svg:desc>'data e instrucao'.B30:'data e instrucao'.B30</svg:desc>
                </draw:g>
              </table:table-cell>
              <table:table-cell office:value-type="string">
                <text:p>8</text:p>
                <draw:g>
                  <svg:desc>'data e instrucao'.B44:'data e instrucao'.B44</svg:desc>
                </draw:g>
              </table:table-cell>
              <table:table-cell office:value-type="string">
                <text:p>16</text:p>
                <draw:g>
                  <svg:desc>'data e instrucao'.B57:'data e instrucao'.B57</svg:desc>
                </draw:g>
              </table:table-cell>
              <table:table-cell office:value-type="string">
                <text:p>32</text:p>
                <draw:g>
                  <svg:desc>'data e instrucao'.B69:'data e instrucao'.B69</svg:desc>
                </draw:g>
              </table:table-cell>
              <table:table-cell office:value-type="string">
                <text:p>64</text:p>
                <draw:g>
                  <svg:desc>'data e instrucao'.B80:'data e instrucao'.B80</svg:desc>
                </draw:g>
              </table:table-cell>
              <table:table-cell office:value-type="string">
                <text:p>128</text:p>
                <draw:g>
                  <svg:desc>'data e instrucao'.B92:'data e instrucao'.B92</svg:desc>
                </draw:g>
              </table:table-cell>
              <table:table-cell office:value-type="string">
                <text:p>256</text:p>
                <draw:g>
                  <svg:desc>'data e instrucao'.B101:'data e instrucao'.B101</svg:desc>
                </draw:g>
              </table:table-cell>
              <table:table-cell office:value-type="string">
                <text:p>512</text:p>
                <draw:g>
                  <svg:desc>'data e instrucao'.B109:'data e instrucao'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data e instrucao'.C2:'data e instrucao'.C14</svg:desc>
                </draw:g>
              </table:table-cell>
              <table:table-cell office:value-type="float" office:value="0.1976">
                <text:p>0.1976</text:p>
                <draw:g>
                  <svg:desc>'data e instrucao'.E2:'data e instrucao'.E14</svg:desc>
                </draw:g>
              </table:table-cell>
              <table:table-cell office:value-type="float" office:value="0.1376">
                <text:p>0.1376</text:p>
                <draw:g>
                  <svg:desc>'data e instrucao'.E16:'data e instrucao'.E28</svg:desc>
                </draw:g>
              </table:table-cell>
              <table:table-cell office:value-type="float" office:value="0.1302">
                <text:p>0.1302</text:p>
                <draw:g>
                  <svg:desc>'data e instrucao'.E30:'data e instrucao'.E42</svg:desc>
                </draw:g>
              </table:table-cell>
              <table:table-cell office:value-type="float" office:value="0.1283">
                <text:p>0.1283</text:p>
                <draw:g>
                  <svg:desc>'data e instrucao'.E44:'data e instrucao'.E55</svg:desc>
                </draw:g>
              </table:table-cell>
              <table:table-cell office:value-type="float" office:value="0.1281">
                <text:p>0.1281</text:p>
                <draw:g>
                  <svg:desc>'data e instrucao'.E57:'data e instrucao'.E67</svg:desc>
                </draw:g>
              </table:table-cell>
              <table:table-cell office:value-type="float" office:value="0.1281">
                <text:p>0.1281</text:p>
                <draw:g>
                  <svg:desc>'data e instrucao'.E69:'data e instrucao'.E78</svg:desc>
                </draw:g>
              </table:table-cell>
              <table:table-cell office:value-type="float" office:value="0.1281">
                <text:p>0.1281</text:p>
                <draw:g>
                  <svg:desc>'data e instrucao'.E80:'data e instrucao'.E88</svg:desc>
                </draw:g>
              </table:table-cell>
              <table:table-cell office:value-type="float" office:value="0.1281">
                <text:p>0.1281</text:p>
                <draw:g>
                  <svg:desc>'data e instrucao'.E92:'data e instrucao'.E99</svg:desc>
                </draw:g>
              </table:table-cell>
              <table:table-cell office:value-type="float" office:value="0.1281">
                <text:p>0.1281</text:p>
                <draw:g>
                  <svg:desc>'data e instrucao'.E101:'data e instrucao'.E107</svg:desc>
                </draw:g>
              </table:table-cell>
              <table:table-cell office:value-type="float" office:value="0.1281">
                <text:p>0.1281</text:p>
                <draw:g>
                  <svg:desc>'data e instrucao'.E109:'data e instrucao'.E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76">
                <text:p>0.1976</text:p>
              </table:table-cell>
              <table:table-cell office:value-type="float" office:value="0.1376">
                <text:p>0.1376</text:p>
              </table:table-cell>
              <table:table-cell office:value-type="float" office:value="0.1302">
                <text:p>0.1302</text:p>
              </table:table-cell>
              <table:table-cell office:value-type="float" office:value="0.1283">
                <text:p>0.1283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76">
                <text:p>0.1976</text:p>
              </table:table-cell>
              <table:table-cell office:value-type="float" office:value="0.1376">
                <text:p>0.1376</text:p>
              </table:table-cell>
              <table:table-cell office:value-type="float" office:value="0.1302">
                <text:p>0.1302</text:p>
              </table:table-cell>
              <table:table-cell office:value-type="float" office:value="0.1283">
                <text:p>0.1283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88">
                <text:p>0.1988</text:p>
              </table:table-cell>
              <table:table-cell office:value-type="float" office:value="0.1378">
                <text:p>0.1378</text:p>
              </table:table-cell>
              <table:table-cell office:value-type="float" office:value="0.1302">
                <text:p>0.1302</text:p>
              </table:table-cell>
              <table:table-cell office:value-type="float" office:value="0.1283">
                <text:p>0.1283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8">
                <text:p>0.1108</text:p>
              </table:table-cell>
              <table:table-cell office:value-type="float" office:value="0.0704">
                <text:p>0.0704</text:p>
              </table:table-cell>
              <table:table-cell office:value-type="float" office:value="0.0658">
                <text:p>0.0658</text:p>
              </table:table-cell>
              <table:table-cell office:value-type="float" office:value="0.0646">
                <text:p>0.0646</text:p>
              </table:table-cell>
              <table:table-cell office:value-type="float" office:value="0.0644">
                <text:p>0.0644</text:p>
              </table:table-cell>
              <table:table-cell office:value-type="float" office:value="0.0644">
                <text:p>0.0644</text:p>
              </table:table-cell>
              <table:table-cell office:value-type="float" office:value="0.0644">
                <text:p>0.0644</text:p>
              </table:table-cell>
              <table:table-cell office:value-type="float" office:value="0.0644">
                <text:p>0.0644</text:p>
              </table:table-cell>
              <table:table-cell office:value-type="float" office:value="0.0644">
                <text:p>0.0644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54">
                <text:p>0.0654</text:p>
              </table:table-cell>
              <table:table-cell office:value-type="float" office:value="0.0369">
                <text:p>0.0369</text:p>
              </table:table-cell>
              <table:table-cell office:value-type="float" office:value="0.0338">
                <text:p>0.0338</text:p>
              </table:table-cell>
              <table:table-cell office:value-type="float" office:value="0.0328">
                <text:p>0.0328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41">
                <text:p>0.0441</text:p>
              </table:table-cell>
              <table:table-cell office:value-type="float" office:value="0.0202">
                <text:p>0.0202</text:p>
              </table:table-cell>
              <table:table-cell office:value-type="float" office:value="0.0178">
                <text:p>0.0178</text:p>
              </table:table-cell>
              <table:table-cell office:value-type="float" office:value="0.0167">
                <text:p>0.0167</text:p>
              </table:table-cell>
              <table:table-cell office:value-type="float" office:value="0.0165">
                <text:p>0.0165</text:p>
              </table:table-cell>
              <table:table-cell office:value-type="float" office:value="0.0165">
                <text:p>0.0165</text:p>
              </table:table-cell>
              <table:table-cell office:value-type="float" office:value="0.0165">
                <text:p>0.0165</text:p>
              </table:table-cell>
              <table:table-cell office:value-type="float" office:value="0.0165">
                <text:p>0.0165</text:p>
              </table:table-cell>
              <table:table-cell office:value-type="float" office:value="0.0165">
                <text:p>0.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63">
                <text:p>0.0363</text:p>
              </table:table-cell>
              <table:table-cell office:value-type="float" office:value="0.0162">
                <text:p>0.0162</text:p>
              </table:table-cell>
              <table:table-cell office:value-type="float" office:value="0.0146">
                <text:p>0.0146</text:p>
              </table:table-cell>
              <table:table-cell office:value-type="float" office:value="0.0132">
                <text:p>0.0132</text:p>
              </table:table-cell>
              <table:table-cell office:value-type="float" office:value="0.0137">
                <text:p>0.0137</text:p>
              </table:table-cell>
              <table:table-cell office:value-type="float" office:value="0.0123">
                <text:p>0.0123</text:p>
              </table:table-cell>
              <table:table-cell office:value-type="float" office:value="0.0123">
                <text:p>0.0123</text:p>
              </table:table-cell>
              <table:table-cell office:value-type="float" office:value="0.0122">
                <text:p>0.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81">
                <text:p>0.0381</text:p>
              </table:table-cell>
              <table:table-cell office:value-type="float" office:value="0.0226">
                <text:p>0.0226</text:p>
              </table:table-cell>
              <table:table-cell office:value-type="float" office:value="0.0243">
                <text:p>0.0243</text:p>
              </table:table-cell>
              <table:table-cell office:value-type="float" office:value="0.0266">
                <text:p>0.0266</text:p>
              </table:table-cell>
              <table:table-cell office:value-type="float" office:value="0.0277">
                <text:p>0.0277</text:p>
              </table:table-cell>
              <table:table-cell office:value-type="float" office:value="0.0279">
                <text:p>0.0279</text:p>
              </table:table-cell>
              <table:table-cell office:value-type="float" office:value="0.0279">
                <text:p>0.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97">
                <text:p>0.0497</text:p>
              </table:table-cell>
              <table:table-cell office:value-type="float" office:value="0.0269">
                <text:p>0.0269</text:p>
              </table:table-cell>
              <table:table-cell office:value-type="float" office:value="0.0245">
                <text:p>0.0245</text:p>
              </table:table-cell>
              <table:table-cell office:value-type="float" office:value="0.0244">
                <text:p>0.0244</text:p>
              </table:table-cell>
              <table:table-cell office:value-type="float" office:value="0.0243">
                <text:p>0.0243</text:p>
              </table:table-cell>
              <table:table-cell office:value-type="float" office:value="0.0242">
                <text:p>0.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714">
                <text:p>0.0714</text:p>
              </table:table-cell>
              <table:table-cell office:value-type="float" office:value="0.0319">
                <text:p>0.0319</text:p>
              </table:table-cell>
              <table:table-cell office:value-type="float" office:value="0.0243">
                <text:p>0.0243</text:p>
              </table:table-cell>
              <table:table-cell office:value-type="float" office:value="0.0243">
                <text:p>0.0243</text:p>
              </table:table-cell>
              <table:table-cell office:value-type="float" office:value="0.0247">
                <text:p>0.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1122">
                <text:p>0.1122</text:p>
              </table:table-cell>
              <table:table-cell office:value-type="float" office:value="0.0552">
                <text:p>0.0552</text:p>
              </table:table-cell>
              <table:table-cell office:value-type="float" office:value="0.0338">
                <text:p>0.0338</text:p>
              </table:table-cell>
              <table:table-cell office:value-type="float" office:value="0.0295">
                <text:p>0.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1541">
                <text:p>0.1541</text:p>
              </table:table-cell>
              <table:table-cell office:value-type="float" office:value="0.113">
                <text:p>0.113</text:p>
              </table:table-cell>
              <table:table-cell office:value-type="float" office:value="0.0871">
                <text:p>0.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